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style>
    <style:style style:name="P3"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style>
    <style:style style:name="P4" style:family="paragraph" style:parent-style-name="List_20_Paragraph" style:list-style-name="WWNum1">
      <style:paragraph-properties fo:margin-top="0cm" fo:margin-bottom="0cm" style:contextual-spacing="true" fo:line-height="150%" fo:text-align="justify" style:justify-single-word="false">
        <style:tab-stops>
          <style:tab-stop style:position="6.267cm"/>
        </style:tab-stops>
      </style:paragraph-properties>
    </style:style>
    <style:style style:name="P5" style:family="paragraph" style:parent-style-name="List_20_Paragraph">
      <style:paragraph-properties fo:margin-top="0cm" fo:margin-bottom="0cm" style:contextual-spacing="true" fo:line-height="150%" fo:text-align="justify" style:justify-single-word="false">
        <style:tab-stops>
          <style:tab-stop style:position="6.267cm"/>
        </style:tab-stops>
      </style:paragraph-properties>
    </style:style>
    <style:style style:name="P6"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orphans="2" fo:widows="2" fo:hyphenation-ladder-count="no-limit" fo:text-indent="0cm" style:auto-text-indent="false" style:page-number="auto" fo:background-color="transparent" style:writing-mode="lr-tb">
        <style:tab-stops>
          <style:tab-stop style:position="6.267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List_20_Paragraph">
      <style:paragraph-properties fo:margin-top="0cm" fo:margin-bottom="0cm" style:contextual-spacing="true" fo:line-height="150%" fo:text-align="justify"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8"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officeooo:rsid="00111f73" officeooo:paragraph-rsid="00111f73"/>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3"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14" style:family="paragraph" style:parent-style-name="Standard">
      <style:text-properties style:font-name="Times New Roman" fo:font-size="14pt" fo:language="en" fo:country="US" style:font-size-asian="14pt" style:font-name-complex="Times New Roman1" style:font-size-complex="14pt" style:font-weight-complex="bold"/>
    </style:style>
    <style:style style:name="P15"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top="0cm" fo:margin-bottom="0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20" style:family="paragraph" style:parent-style-name="Standard">
      <style:paragraph-properties fo:margin-top="0cm" fo:margin-bottom="0cm" style:contextual-spacing="false" fo:line-height="100%" fo:text-align="end" style:justify-single-word="false"/>
    </style:style>
    <style:style style:name="P21"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22" style:family="paragraph" style:parent-style-name="Standard">
      <style:paragraph-properties fo:margin-top="0cm" fo:margin-bottom="0cm" style:contextual-spacing="false" fo:line-height="100%" fo:text-align="center" style:justify-single-word="false"/>
    </style:style>
    <style:style style:name="P23"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style>
    <style:style style:name="P24" style:family="paragraph" style:parent-style-name="Standard">
      <style:paragraph-properties fo:line-height="150%" fo:text-align="center" style:justify-single-word="false"/>
    </style:style>
    <style:style style:name="P25"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style>
    <style:style style:name="P26" style:family="paragraph" style:parent-style-name="Standard">
      <style:paragraph-properties fo:margin-top="0cm" fo:margin-bottom="0cm" style:contextual-spacing="false" fo:line-height="150%">
        <style:tab-stops>
          <style:tab-stop style:position="6.267cm"/>
        </style:tab-stops>
      </style:paragraph-properties>
    </style:style>
    <style:style style:name="P27" style:family="paragraph" style:parent-style-name="Standard">
      <style:text-properties fo:language="en" fo:country="US" fo:font-weight="bold" style:font-weight-asian="bold" style:font-weight-complex="bold"/>
    </style:style>
    <style:style style:name="P28" style:family="paragraph" style:parent-style-name="Standard">
      <style:text-properties officeooo:paragraph-rsid="00111f73"/>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margin-top="0cm" fo:margin-bottom="0cm" style:contextual-spacing="false" fo:line-height="150%">
        <style:tab-stops>
          <style:tab-stop style:position="6.267cm"/>
        </style:tab-stops>
      </style:paragraph-properties>
      <style:text-properties officeooo:rsid="00111f73" officeooo:paragraph-rsid="00111f73"/>
    </style:style>
    <style:style style:name="P31" style:family="paragraph" style:parent-style-name="Standard">
      <style:paragraph-properties fo:line-height="150%" fo:text-align="start" style:justify-single-word="false"/>
      <style:text-properties fo:font-weight="normal" officeooo:rsid="00111f73" officeooo:paragraph-rsid="00111f73" style:font-weight-asian="normal" style:font-weight-complex="normal"/>
    </style:style>
    <style:style style:name="P32" style:family="paragraph" style:parent-style-name="Standard">
      <style:paragraph-properties fo:line-height="100%"/>
      <style:text-properties fo:font-size="12pt" style:font-size-asian="12pt" style:font-size-complex="12pt"/>
    </style:style>
    <style:style style:name="P33" style:family="paragraph" style:parent-style-name="Standard">
      <style:paragraph-properties fo:line-height="100%"/>
      <style:text-properties fo:font-size="12pt" officeooo:paragraph-rsid="00111f73" style:font-size-asian="12pt" style:font-size-complex="12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11f73" style:font-size-asian="14pt"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4pt" fo:font-weight="bold" officeooo:rsid="00111f73"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language="en" fo:country="US" style:font-size-asian="14pt" style:font-name-complex="Times New Roman1" style:font-size-complex="14pt"/>
    </style:style>
    <style:style style:name="T8" style:family="text">
      <style:text-properties style:font-name="Times New Roman" fo:font-size="14pt" fo:language="en" fo:country="US" officeooo:rsid="00111f73" style:font-size-asian="14pt" style:font-name-complex="Times New Roman1" style:font-size-complex="14pt"/>
    </style:style>
    <style:style style:name="T9" style:family="text">
      <style:text-properties style:font-name="Times New Roman" fo:font-size="14pt" fo:language="en" fo:country="US" fo:font-weight="bold" style:font-size-asian="14pt" style:font-weight-asian="bold" style:font-name-complex="Times New Roman1" style:font-size-complex="14pt"/>
    </style:style>
    <style:style style:name="T10"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1" style:family="text">
      <style:text-properties style:font-name="Times New Roman" fo:font-size="14pt" fo:language="en" fo:country="US" fo:font-weight="bold" officeooo:rsid="00111f73" style:font-size-asian="14pt" style:font-weight-asian="bold" style:font-name-complex="Times New Roman1" style:font-size-complex="14pt" style:font-weight-complex="bold"/>
    </style:style>
    <style:style style:name="T12" style:family="text">
      <style:text-properties style:font-name="Times New Roman" fo:font-size="14pt" fo:language="en" fo:country="US" fo:font-weight="bold" officeooo:rsid="00111f73" style:font-size-asian="14pt" style:font-weight-asian="bold" style:font-name-complex="Times New Roman1" style:font-size-complex="14pt"/>
    </style:style>
    <style:style style:name="T13" style:family="text">
      <style:text-properties style:font-name="Times New Roman" fo:font-size="14pt" fo:language="en" fo:country="US" fo:font-weight="bold" officeooo:rsid="00111f73" style:font-name-asian="F" style:font-size-asian="14pt" style:language-asian="ru" style:country-asian="RU" style:font-weight-asian="bold" style:font-name-complex="Times New Roman1" style:font-size-complex="14pt"/>
    </style:style>
    <style:style style:name="T14" style:family="text">
      <style:text-properties style:font-name="Times New Roman" fo:language="en" fo:country="US" style:font-name-complex="Times New Roman1" style:font-weight-complex="bold"/>
    </style:style>
    <style:style style:name="T15" style:family="text">
      <style:text-properties fo:font-size="14pt" style:font-size-asian="14pt" style:font-size-complex="14pt"/>
    </style:style>
    <style:style style:name="T16" style:family="text">
      <style:text-properties fo:color="#000000" loext:opacity="100%" style:font-name="Times New Roman" fo:font-size="14pt" style:font-name-asian="Times New Roman1" style:font-size-asian="14pt" style:font-name-complex="Times New Roman1" style:font-size-complex="14pt"/>
    </style:style>
    <style:style style:name="T17" style:family="text">
      <style:text-properties fo:color="#000000" loext:opacity="100%" style:font-name="Times New Roman" fo:font-size="14pt" officeooo:rsid="00111f73" style:font-name-asian="Times New Roman1" style:font-size-asian="14pt" style:font-name-complex="Times New Roman1" style:font-size-complex="14pt"/>
    </style:style>
    <style:style style:name="T18"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19" style:family="text">
      <style:text-properties fo:color="#000000" loext:opacity="100%" style:font-name="Times New Roman" fo:font-size="14pt" fo:language="en" fo:country="US" officeooo:rsid="00111f73" style:font-name-asian="Times New Roman1" style:font-size-asian="14pt" style:language-asian="ru" style:country-asian="RU" style:font-name-complex="Times New Roman1" style:font-size-complex="14pt"/>
    </style:style>
    <style:style style:name="T20"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21" style:family="text">
      <style:text-properties fo:color="#000000" loext:opacity="100%" style:font-name="Times New Roman" fo:font-size="14pt" fo:language="en" fo:country="US" officeooo:rsid="00111f73" style:font-name-asian="Times New Roman1"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Московский Авиационный Институт</text:span></text:p>
      <text:p text:style-name="P10"><text:span text:style-name="T1">(Национальный Исследовательский Университет)</text:span></text:p>
      <text:p text:style-name="P12"/>
      <text:p text:style-name="P10"><text:span text:style-name="T1">Факультет информационных технологий и прикладной математики</text:span></text:p>
      <text:p text:style-name="P10"><text:span text:style-name="T1">Кафедра вычислительной математики и программирования</text:span></text:p>
      <text:p text:style-name="P13"/>
      <text:p text:style-name="P13"/>
      <text:p text:style-name="P10"><text:span text:style-name="T3">Лабораторная работа №5 по курсу</text:span><text:span text:style-name="T4"> </text:span></text:p>
      <text:p text:style-name="P10"><text:span text:style-name="T6">«Операционные системы»</text:span></text:p>
      <text:p text:style-name="Standard"><text:span text:style-name="T3"><text:tab/></text:span></text:p>
      <text:p text:style-name="P10"><text:span text:style-name="T4">ДИНАМИЧЕСКИЕ БИБЛИОТЕКИ</text:span></text:p>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20"><text:span text:style-name="T16">Студент: </text:span><text:span text:style-name="T17">Белоносов Кирилл Алексеевич</text:span></text:p>
      <text:p text:style-name="P21"><text:span text:style-name="T16">Группа: М8О–20</text:span><text:span text:style-name="T17">8</text:span><text:span text:style-name="T16">Б–</text:span><text:span text:style-name="T20">2</text:span><text:span text:style-name="T21">1</text:span></text:p>
      <text:p text:style-name="P21"><text:span text:style-name="T16">Вариант: </text:span><text:span text:style-name="T17">14</text:span><text:span text:style-name="T16"> </text:span></text:p>
      <text:p text:style-name="P20"><text:span text:style-name="T16">Преподаватель: Соколов Андрей Алексеевич</text:span></text:p>
      <text:p text:style-name="P20"><text:span text:style-name="T16">Оценка: __________ </text:span></text:p>
      <text:p text:style-name="P20"><text:span text:style-name="T16">Дата: __________</text:span></text:p>
      <text:p text:style-name="P20"><text:span text:style-name="T16">Подпись: __________</text:span></text:p>
      <text:p text:style-name="P17"/>
      <text:p text:style-name="P19"/>
      <text:p text:style-name="P19"/>
      <text:p text:style-name="P22"><text:span text:style-name="T16">Москва, 20</text:span><text:span text:style-name="T18">2</text:span><text:span text:style-name="T19">2</text:span><text:span text:style-name="T16">.</text:span></text:p>
      <text:p text:style-name="P13"/>
      <text:p text:style-name="P10"><text:soft-page-break/><text:span text:style-name="T3">Постановка задачи</text:span></text:p>
      <text:h text:style-name="Heading_20_2" text:outline-level="2"><text:span text:style-name="T16">Цель работы</text:span></text:h>
      <text:p text:style-name="Standard"><text:span text:style-name="T16">Целью является приобретение практических навыков в:</text:span></text:p>
      <text:p text:style-name="Standard"><text:span text:style-name="T16"><text:s text:c="4"/>• Создание динамических библиотек</text:span></text:p>
      <text:p text:style-name="Standard"><text:span text:style-name="T16"><text:s text:c="4"/>• Создание программ, которые используют функции динамических библиотек</text:span></text:p>
      <text:p text:style-name="P29"><text:span text:style-name="T16">Задание</text:span></text:p>
      <text:p text:style-name="Standard"><text:span text:style-name="T16">Требуется создать динамические библиотеки, которые реализуют определенный функционал. Далее использовать данные библиотеки 2-мя способами:</text:span></text:p>
      <text:p text:style-name="Standard"><text:span text:style-name="T16"><text:s text:c="4"/>1. Во время компиляции (на этапе «линковки»/linking)</text:span></text:p>
      <text:p text:style-name="Standard"><text:span text:style-name="T16"><text:s text:c="4"/>2. Во время исполнения программы. Библиотеки загружаются в память с помощью интерфейса ОС для работы с динамическими библиотеками</text:span></text:p>
      <text:p text:style-name="Standard"><text:span text:style-name="T16">В конечном итоге, в лабораторной работе необходимо получить следующие части:</text:span></text:p>
      <text:p text:style-name="Standard"><text:span text:style-name="T16"><text:s text:c="4"/>• Динамические библиотеки, реализующие контракты, которые заданы вариантом;</text:span></text:p>
      <text:p text:style-name="Standard"><text:span text:style-name="T16"><text:s text:c="4"/>• Тестовая программа (программа №1), которая используют одну из библиотек, используя знания полученные на этапе компиляции;</text:span></text:p>
      <text:p text:style-name="Standard"><text:span text:style-name="T16"><text:s text:c="4"/>• Тестовая программа (программа №2), которая загружает библиотеки, используя только их местоположение и контракты.</text:span></text:p>
      <text:p text:style-name="Standard"><text:span text:style-name="T16">Провести анализ двух типов использования библиотек.</text:span></text:p>
      <text:p text:style-name="Standard"><text:span text:style-name="T16"/></text:p>
      <text:p text:style-name="Standard"><text:span text:style-name="T16">Пользовательский ввод для обоих программ должен быть организован следующим образом:</text:span></text:p>
      <text:p text:style-name="Standard"><text:span text:style-name="T16"><text:s text:c="4"/>1. Если пользователь вводит команду «0», то программа переключает одну реализацию контрактов на другую (необходимо только для программы №2). Можно реализовать лабораторную работу без данной функции, но максимальная оценка в этом случае будет «хорошо»;</text:span></text:p>
      <text:p text:style-name="Standard"><text:span text:style-name="T16"><text:s text:c="4"/>2. «1 arg1 arg2 … argN», где после «1» идут аргументы для первой функции, предусмотренной контрактами. После ввода команды происходит вызов первой функции, и на экране появляется результат её выполнения;</text:span></text:p>
      <text:p text:style-name="Standard"><text:soft-page-break/><text:span text:style-name="T16"><text:s text:c="4"/>3. «2 arg1 arg2 … argM», где после «2» идут аргументы для второй функции, предусмотренной контрактами. После ввода команды происходит вызов второй функции, и на экране появляется результат её выполнения.</text:span></text:p>
      <text:p text:style-name="P18"/>
      <text:p text:style-name="P23"><text:span text:style-name="T3">Общие сведения о программе</text:span></text:p>
      <text:p text:style-name="P26"><text:span text:style-name="T1">Программа компилируется из файла </text:span><text:span text:style-name="T7">main</text:span><text:span text:style-name="T1">.</text:span><text:span text:style-name="T7">c</text:span><text:span text:style-name="T1">. </text:span><text:span text:style-name="T2">Также я дополнительно реализовал 2 динамических библиотеки, для расчета производной и для расчета интеграла.</text:span></text:p>
      <text:p text:style-name="P30"><text:span text:style-name="T2">С</text:span><text:span text:style-name="T1">истемные вызовы</text:span></text:p>
      <text:list text:style-name="WWNum1">
        <text:list-item>
          <text:p text:style-name="P2"><text:span text:style-name="T10">dlopen</text:span><text:span text:style-name="T1"> – загружает динамический общий объект (общую библиотеку) из файла, имя которого указано в строке filename (завершается null) и возвращает непрозрачный описатель на загруженный объект.</text:span></text:p>
        </text:list-item>
        <text:list-item>
          <text:p text:style-name="P2"><text:span text:style-name="T10">dlsym</text:span><text:span text:style-name="T4"> </text:span><text:span text:style-name="T1">– функция возвращает адрес, по которому символ расположен в памяти(указывается одним из аргументов).</text:span></text:p>
        </text:list-item>
        <text:list-item>
          <text:p text:style-name="P2"><text:span text:style-name="T10">dlclose</text:span><text:span text:style-name="T4"> </text:span><text:span text:style-name="T1">– уменьшает счётчик ссылок на динамически загружаемый общий объект, на который ссылается handle. Если счётчик ссылок достигает нуля, то объект выгружается. Все общие объекты, которые были автоматически загружены при вызове dlopen() для объекта, на который ссылается handle, рекурсивно закрываются таким же способом.</text:span></text:p>
        </text:list-item>
      </text:list>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7"/>
      <text:p text:style-name="P23"><text:soft-page-break/><text:span text:style-name="T3">Общий метод и алгоритм решения</text:span><text:span text:style-name="T1">.</text:span></text:p>
      <text:p text:style-name="P25"><text:span text:style-name="T1">Для реализации поставленной задачи необходимо:</text:span></text:p>
      <text:list xml:id="list1696128251" text:style-name="WWNum5">
        <text:list-item>
          <text:p text:style-name="P3"><text:span text:style-name="T1">Изучить принципы работы </text:span><text:span text:style-name="T7">dlsym</text:span><text:span text:style-name="T1">, </text:span><text:span text:style-name="T7">dlopen</text:span><text:span text:style-name="T1">, </text:span><text:span text:style-name="T7">dlclose</text:span><text:span text:style-name="T1">.</text:span></text:p>
        </text:list-item>
        <text:list-item>
          <text:p text:style-name="P8"><text:span text:style-name="T1">Написать библиотеку для вычисления производной</text:span></text:p>
        </text:list-item>
        <text:list-item>
          <text:p text:style-name="P8"><text:span text:style-name="T1">Написать библиотеку для вычисления интеграла</text:span></text:p>
        </text:list-item>
        <text:list-item>
          <text:p text:style-name="P3"><text:span text:style-name="T1">В файле </text:span><text:span text:style-name="T8">main</text:span><text:span text:style-name="T1">1.</text:span><text:span text:style-name="T7">c</text:span><text:span text:style-name="T1"> подключить библиотеку на этапе компиляции.</text:span></text:p>
        </text:list-item>
        <text:list-item>
          <text:p text:style-name="P3"><text:span text:style-name="T1">В файле </text:span><text:span text:style-name="T8">main</text:span><text:span text:style-name="T1">2.</text:span><text:span text:style-name="T7">c</text:span><text:span text:style-name="T1"> загрузить библиотечные функции в </text:span><text:span text:style-name="T7">runtime</text:span><text:span text:style-name="T1">, с помощью </text:span><text:span text:style-name="T7">dlsym</text:span><text:span text:style-name="T1">, </text:span><text:span text:style-name="T7">dlopen</text:span><text:span text:style-name="T1">, </text:span><text:span text:style-name="T7">dlclose</text:span><text:span text:style-name="T1">.</text:span></text:p>
        </text:list-item>
      </text:list>
      <text:p text:style-name="P6"><text:span text:style-name="T3">Основные файлы программы</text:span></text:p>
      <text:p text:style-name="Standard"><text:span text:style-name="T12">der1</text:span><text:span text:style-name="T3">.</text:span><text:span text:style-name="T9">c</text:span><text:span text:style-name="T3">:</text:span></text:p>
      <text:p text:style-name="P32"><text:span text:style-name="T14">#include &lt;math.h&gt;</text:span></text:p>
      <text:p text:style-name="P32"><text:span text:style-name="T14">float Derivative(float A, float deltaX) {</text:span></text:p>
      <text:p text:style-name="P32"><text:span text:style-name="T14"><text:s text:c="4"/>return (cosf(A + deltaX) - cosf(A))/deltaX;</text:span></text:p>
      <text:p text:style-name="P32"><text:span text:style-name="T14">}</text:span></text:p>
      <text:p text:style-name="Standard"><text:span text:style-name="T12">der</text:span><text:span text:style-name="T9">2.c</text:span></text:p>
      <text:p text:style-name="P32"><text:span text:style-name="T14">#include &lt;math.h&gt;</text:span></text:p>
      <text:p text:style-name="P32"><text:span text:style-name="T14">float Derivative(float A, float deltaX) {</text:span></text:p>
      <text:p text:style-name="P32"><text:span text:style-name="T14"><text:s text:c="4"/>return (cos(A + deltaX) - cos(A - deltaX))/(2*deltaX);</text:span></text:p>
      <text:p text:style-name="P32"><text:span text:style-name="T14">}</text:span></text:p>
      <text:p text:style-name="Standard"><text:span text:style-name="T13">trans1</text:span><text:span text:style-name="T9">.</text:span><text:span text:style-name="T12">c</text:span></text:p>
      <text:p text:style-name="P32"><text:span text:style-name="T14">#include &lt;stdlib.h&gt;</text:span></text:p>
      <text:p text:style-name="P32"><text:span text:style-name="T14">char* translation(long x) {</text:span></text:p>
      <text:p text:style-name="P32"><text:span text:style-name="T14"><text:s text:c="4"/>char s[64];</text:span></text:p>
      <text:p text:style-name="P32"><text:span text:style-name="T14"><text:s text:c="4"/>int length = 0;</text:span></text:p>
      <text:p text:style-name="P32"><text:span text:style-name="T14"><text:s text:c="4"/>for(int i = 0; x &gt; 0; ++i) {</text:span></text:p>
      <text:p text:style-name="P32"><text:span text:style-name="T14"><text:s text:c="8"/>long a = x % 2;</text:span></text:p>
      <text:p text:style-name="P32"><text:span text:style-name="T14"><text:s text:c="8"/>s[i] = a + '0';</text:span></text:p>
      <text:p text:style-name="P32"><text:span text:style-name="T14"><text:s text:c="8"/>length++;;</text:span></text:p>
      <text:p text:style-name="P32"><text:span text:style-name="T14"><text:s text:c="8"/>x /= 2;</text:span></text:p>
      <text:p text:style-name="P32"><text:span text:style-name="T14"><text:s text:c="4"/>}</text:span></text:p>
      <text:p text:style-name="P32"><text:span text:style-name="T14"><text:s text:c="4"/>char * r = (char *)malloc((length + 1)*sizeof(char));</text:span></text:p>
      <text:p text:style-name="P32"><text:span text:style-name="T14"><text:s text:c="4"/>for(int i = length - 1; i &gt;= 0; --i) {</text:span></text:p>
      <text:p text:style-name="P32"><text:soft-page-break/><text:span text:style-name="T14"><text:s text:c="8"/>r[i] = s[length - 1 - i];</text:span></text:p>
      <text:p text:style-name="P32"><text:span text:style-name="T14"><text:s text:c="4"/>}</text:span></text:p>
      <text:p text:style-name="P32"><text:span text:style-name="T14"><text:s text:c="4"/>r[length] = '\0';</text:span></text:p>
      <text:p text:style-name="P32"><text:span text:style-name="T14"><text:s text:c="4"/>return r;</text:span></text:p>
      <text:p text:style-name="P32"><text:span text:style-name="T14">}</text:span></text:p>
      <text:p text:style-name="P28"><text:span text:style-name="T13">trans2</text:span><text:span text:style-name="T9">.</text:span><text:span text:style-name="T12">c</text:span></text:p>
      <text:p text:style-name="P33"><text:span text:style-name="T14">#include &lt;stdlib.h&gt;</text:span></text:p>
      <text:p text:style-name="P33"><text:span text:style-name="T14">char* translation(long x) {</text:span></text:p>
      <text:p text:style-name="P33"><text:span text:style-name="T14"><text:s text:c="4"/>char s[64];</text:span></text:p>
      <text:p text:style-name="P33"><text:span text:style-name="T14"><text:s text:c="4"/>int length = 0;</text:span></text:p>
      <text:p text:style-name="P33"><text:span text:style-name="T14"><text:s text:c="4"/>for(int i = 0; x &gt; 0; ++i) {</text:span></text:p>
      <text:p text:style-name="P33"><text:span text:style-name="T14"><text:s text:c="8"/>long a = x % 3;</text:span></text:p>
      <text:p text:style-name="P33"><text:span text:style-name="T14"><text:s text:c="8"/>s[i] = a + '0';</text:span></text:p>
      <text:p text:style-name="P33"><text:span text:style-name="T14"><text:s text:c="8"/>length++;</text:span></text:p>
      <text:p text:style-name="P33"><text:span text:style-name="T14"><text:s text:c="8"/>x /= 3;</text:span></text:p>
      <text:p text:style-name="P33"><text:span text:style-name="T14"><text:s text:c="4"/>}</text:span></text:p>
      <text:p text:style-name="P33"><text:span text:style-name="T14"><text:s text:c="4"/>char * r;</text:span></text:p>
      <text:p text:style-name="P33"><text:span text:style-name="T14"><text:s text:c="4"/>r = (char *)malloc((length + 1)*sizeof(char));</text:span></text:p>
      <text:p text:style-name="P33"><text:span text:style-name="T14"><text:s text:c="4"/>for(int i = length - 1; i &gt;= 0; --i) {</text:span></text:p>
      <text:p text:style-name="P33"><text:span text:style-name="T14"><text:s text:c="8"/>r[i] = s[length -1 - i];</text:span></text:p>
      <text:p text:style-name="P33"><text:span text:style-name="T14"><text:s text:c="4"/>}</text:span></text:p>
      <text:p text:style-name="P33"><text:span text:style-name="T14"><text:s text:c="4"/>r[length] = '\0';</text:span></text:p>
      <text:p text:style-name="P33"><text:span text:style-name="T14"><text:s text:c="4"/>return r;</text:span></text:p>
      <text:p text:style-name="P33"><text:span text:style-name="T14">}</text:span></text:p>
      <text:p text:style-name="P28"><text:span text:style-name="T13">prog1</text:span><text:span text:style-name="T9">.h</text:span></text:p>
      <text:p text:style-name="P33"><text:span text:style-name="T14">char* translation(long x);</text:span></text:p>
      <text:p text:style-name="P33"><text:span text:style-name="T14">float Derivative(float A, float deltaX);</text:span></text:p>
      <text:p text:style-name="P28"><text:span text:style-name="T13">main1</text:span><text:span text:style-name="T9">.</text:span><text:span text:style-name="T12">c</text:span></text:p>
      <text:p text:style-name="P33"><text:span text:style-name="T14">#include &lt;stdio.h&gt;</text:span></text:p>
      <text:p text:style-name="P33"><text:span text:style-name="T14">#include &lt;stdlib.h&gt;</text:span></text:p>
      <text:p text:style-name="P33"><text:span text:style-name="T14">#include &lt;math.h&gt;</text:span></text:p>
      <text:p text:style-name="P33"><text:span text:style-name="T14">#include "prog1.h"</text:span></text:p>
      <text:p text:style-name="P33"><text:span text:style-name="T14">int main(int argc, char * argv[]) {</text:span></text:p>
      <text:p text:style-name="P33"><text:soft-page-break/><text:span text:style-name="T14"><text:s text:c="4"/>int func = 0;</text:span></text:p>
      <text:p text:style-name="P33"><text:span text:style-name="T14"><text:s text:c="4"/>long x = 0;</text:span></text:p>
      <text:p text:style-name="P33"><text:span text:style-name="T14"><text:s text:c="4"/>float A = 0;</text:span></text:p>
      <text:p text:style-name="P33"><text:span text:style-name="T14"><text:s text:c="4"/>float deltaX = 0;</text:span></text:p>
      <text:p text:style-name="P33"><text:span text:style-name="T14"><text:s text:c="4"/>if(argc &gt; 2) {</text:span></text:p>
      <text:p text:style-name="P33"><text:span text:style-name="T14"><text:s text:c="8"/>func = atoi(argv[1]);</text:span></text:p>
      <text:p text:style-name="P33"><text:span text:style-name="T14"><text:s text:c="8"/>if(func == 1) {</text:span></text:p>
      <text:p text:style-name="P33"><text:span text:style-name="T14"><text:s text:c="12"/>A = atof(argv[2]);</text:span></text:p>
      <text:p text:style-name="P33"><text:span text:style-name="T14"><text:s text:c="12"/>deltaX = atof(argv[3]);</text:span></text:p>
      <text:p text:style-name="P33"><text:span text:style-name="T14"><text:s text:c="12"/>printf("Derivative at a point %f with delta %f is %f\n", A, deltaX, Derivative(A, deltaX));</text:span></text:p>
      <text:p text:style-name="P33"><text:span text:style-name="T14"><text:s text:c="8"/>}</text:span></text:p>
      <text:p text:style-name="P33"><text:span text:style-name="T14"><text:s text:c="8"/>if(func == 2) {</text:span></text:p>
      <text:p text:style-name="P33"><text:span text:style-name="T14"><text:s text:c="12"/>x = atoi(argv[2]);</text:span></text:p>
      <text:p text:style-name="P33"><text:span text:style-name="T14"><text:s text:c="12"/>printf("%s\n", translation(x));</text:span></text:p>
      <text:p text:style-name="P33"><text:span text:style-name="T14"><text:s text:c="8"/>}</text:span></text:p>
      <text:p text:style-name="P33"><text:span text:style-name="T14"><text:s text:c="4"/>}</text:span></text:p>
      <text:p text:style-name="P33"><text:span text:style-name="T14">}</text:span></text:p>
      <text:p text:style-name="P28"><text:span text:style-name="T13">main2</text:span><text:span text:style-name="T9">.</text:span><text:span text:style-name="T12">c</text:span></text:p>
      <text:p text:style-name="P33"><text:span text:style-name="T14">#include &lt;stdio.h&gt;</text:span></text:p>
      <text:p text:style-name="P33"><text:span text:style-name="T14">#include &lt;dlfcn.h&gt;</text:span></text:p>
      <text:p text:style-name="P33"><text:span text:style-name="T14">#include &lt;math.h&gt;</text:span></text:p>
      <text:p text:style-name="P33"><text:span text:style-name="T14">#include &lt;stdlib.h&gt;</text:span></text:p>
      <text:p text:style-name="P33"><text:span text:style-name="T14">int main(int argc, char * argv[]) {</text:span></text:p>
      <text:p text:style-name="P33"><text:span text:style-name="T14"><text:s text:c="4"/>void * handler1;</text:span></text:p>
      <text:p text:style-name="P33"><text:span text:style-name="T14"><text:s text:c="4"/>void * handler2;</text:span></text:p>
      <text:p text:style-name="P33"><text:span text:style-name="T14"><text:s text:c="4"/>float(*Derivative)(float, float);</text:span></text:p>
      <text:p text:style-name="P33"><text:span text:style-name="T14"><text:s text:c="4"/>char *(*translation)(long);</text:span></text:p>
      <text:p text:style-name="P33"><text:span text:style-name="T14"><text:s text:c="4"/>if (argc &gt; 2) {</text:span></text:p>
      <text:p text:style-name="P33"><text:span text:style-name="T14"><text:s text:c="8"/>if(atoi(argv[1]) == 0) {</text:span></text:p>
      <text:p text:style-name="P33"><text:span text:style-name="T14"><text:s text:c="12"/>if(atoi(argv[2]) == 1) {</text:span></text:p>
      <text:p text:style-name="P33"><text:span text:style-name="T14"><text:s text:c="16"/>handler1 = dlopen("/home/kirill/localProjects/OSlabs/lab5/build/src/include/libder2.so", RTLD_LAZY);</text:span></text:p>
      <text:p text:style-name="P33"><text:span text:style-name="T14"><text:s text:c="16"/>if (!handler1) {</text:span></text:p>
      <text:p text:style-name="P33"><text:soft-page-break/><text:span text:style-name="T14"><text:s text:c="20"/>fprintf(stderr, "Open of dynamic library der2 with error: %s\n", dlerror());</text:span></text:p>
      <text:p text:style-name="P33"><text:span text:style-name="T14"><text:s text:c="20"/>exit(-1);</text:span></text:p>
      <text:p text:style-name="P33"><text:span text:style-name="T14"><text:s text:c="16"/>}</text:span></text:p>
      <text:p text:style-name="P33"><text:span text:style-name="T14"><text:s text:c="16"/>Derivative = dlsym(handler1, "Derivative");</text:span></text:p>
      <text:p text:style-name="P33"><text:span text:style-name="T14"><text:s text:c="16"/>printf("Derivative is %f\n", (*Derivative)(atof(argv[3]), atof(argv[4])));</text:span></text:p>
      <text:p text:style-name="P33"><text:span text:style-name="T14"><text:s text:c="16"/>dlclose(handler1);</text:span></text:p>
      <text:p text:style-name="P33"><text:span text:style-name="T14"><text:s text:c="12"/>} else {</text:span></text:p>
      <text:p text:style-name="P33"><text:span text:style-name="T14"><text:s text:c="16"/>handler2 = dlopen("./include/libtrans2.so", RTLD_LAZY);</text:span></text:p>
      <text:p text:style-name="P33"><text:span text:style-name="T14"><text:s text:c="16"/>if (!handler2) {</text:span></text:p>
      <text:p text:style-name="P33"><text:span text:style-name="T14"><text:s text:c="20"/>fprintf(stderr, "Open of dynamic library trans2 with error: %s\n", dlerror());</text:span></text:p>
      <text:p text:style-name="P33"><text:span text:style-name="T14"><text:s text:c="20"/>exit(-2);</text:span></text:p>
      <text:p text:style-name="P33"><text:span text:style-name="T14"><text:s text:c="16"/>}</text:span></text:p>
      <text:p text:style-name="P33"><text:span text:style-name="T14"><text:s text:c="16"/>translation = dlsym(handler2, "translation");</text:span></text:p>
      <text:p text:style-name="P33"><text:span text:style-name="T14"><text:s text:c="16"/>char * answer = (*translation)(atoi(argv[3]));</text:span></text:p>
      <text:p text:style-name="P33"><text:span text:style-name="T14"><text:s text:c="16"/>printf("result is %s\n", answer);</text:span></text:p>
      <text:p text:style-name="P33"><text:span text:style-name="T14"><text:s text:c="16"/>dlclose(handler2);</text:span></text:p>
      <text:p text:style-name="P33"><text:span text:style-name="T14"><text:s text:c="12"/>}</text:span></text:p>
      <text:p text:style-name="P33"><text:span text:style-name="T14"><text:s text:c="8"/>}</text:span></text:p>
      <text:p text:style-name="P33"><text:span text:style-name="T14"><text:s text:c="8"/>else if(atoi(argv[1]) == 1) {</text:span></text:p>
      <text:p text:style-name="P33"><text:span text:style-name="T14"><text:s text:c="12"/>handler1 = dlopen("./include/libder1.so", RTLD_LAZY);</text:span></text:p>
      <text:p text:style-name="P33"><text:span text:style-name="T14"><text:s text:c="12"/>if (!handler1) {</text:span></text:p>
      <text:p text:style-name="P33"><text:span text:style-name="T14"><text:s text:c="16"/>fprintf(stderr, "Open of dynamic library der1 with error: %s\n", dlerror());</text:span></text:p>
      <text:p text:style-name="P33"><text:span text:style-name="T14"><text:s text:c="16"/>exit(-1);</text:span></text:p>
      <text:p text:style-name="P33"><text:span text:style-name="T14"><text:s text:c="12"/>}</text:span></text:p>
      <text:p text:style-name="P33"><text:span text:style-name="T14"><text:s text:c="12"/>Derivative = dlsym(handler1, "Derivative");</text:span></text:p>
      <text:p text:style-name="P33"><text:span text:style-name="T14"><text:s text:c="12"/>printf("Derivative is %f\n", (*Derivative)(atof(argv[2]), atof(argv[3])));</text:span></text:p>
      <text:p text:style-name="P33"><text:span text:style-name="T14"><text:s text:c="12"/>dlclose(handler1);</text:span></text:p>
      <text:p text:style-name="P33"><text:span text:style-name="T14"><text:s text:c="8"/>}</text:span></text:p>
      <text:p text:style-name="P33"><text:span text:style-name="T14"><text:s text:c="8"/>else if(atoi(argv[1]) == 2) {</text:span></text:p>
      <text:p text:style-name="P33"><text:span text:style-name="T14"><text:s text:c="12"/>handler2 = dlopen("./include/libtrans1.so", RTLD_LAZY);</text:span></text:p>
      <text:p text:style-name="P33"><text:span text:style-name="T14"><text:s text:c="12"/>if (!handler2) {</text:span></text:p>
      <text:p text:style-name="P33"><text:span text:style-name="T14"><text:s text:c="16"/>fprintf(stderr, "Open of dynamic library trans1 with error: %s\n", dlerror());</text:span></text:p>
      <text:p text:style-name="P33"><text:span text:style-name="T14"><text:s text:c="16"/>exit(-2);</text:span></text:p>
      <text:p text:style-name="P33"><text:soft-page-break/><text:span text:style-name="T14"><text:s text:c="12"/>}</text:span></text:p>
      <text:p text:style-name="P33"><text:span text:style-name="T14"><text:s text:c="12"/>translation = dlsym(handler2, "translation");</text:span></text:p>
      <text:p text:style-name="P33"><text:span text:style-name="T14"><text:s text:c="12"/>char * answer = (*translation)(atoi(argv[2]));</text:span></text:p>
      <text:p text:style-name="P33"><text:span text:style-name="T14"><text:s text:c="12"/>printf("result is %s\n", answer);</text:span></text:p>
      <text:p text:style-name="P33"><text:span text:style-name="T14"><text:s text:c="12"/>dlclose(handler2);</text:span></text:p>
      <text:p text:style-name="P33"><text:span text:style-name="T14"><text:s text:c="8"/>}</text:span></text:p>
      <text:p text:style-name="P33"><text:span text:style-name="T14"><text:s text:c="4"/>}</text:span></text:p>
      <text:p text:style-name="P33"><text:span text:style-name="T14">}</text:span></text:p>
      <text:p text:style-name="P14"/>
      <text:p text:style-name="P10"><text:span text:style-name="T10">Пример работ</text:span><text:span text:style-name="T11">ы</text:span></text:p>
      <text:p text:style-name="P9">kirill@kirill:~/localProjects/OSlabs/lab5/test$ ./run.sh </text:p>
      <text:p text:style-name="P9">[ 16%] Built target trans1</text:p>
      <text:p text:style-name="P9">[ 33%] Built target der1</text:p>
      <text:p text:style-name="P9">[ 50%] Built target main1</text:p>
      <text:p text:style-name="P9">[ 66%] Built target main2</text:p>
      <text:p text:style-name="P9">[ 83%] Built target der2</text:p>
      <text:p text:style-name="P9">[100%] Built target trans2</text:p>
      <text:p text:style-name="P9">&gt; Tests first program</text:p>
      <text:p text:style-name="P9">Derivative at a point 10.000000 with delta 0.000100 is 0.544786</text:p>
      <text:p text:style-name="P9">Derivative at a point 1.000000 with delta 0.010000 is -0.844157</text:p>
      <text:p text:style-name="P9">Derivative at a point 323.000000 with delta 0.000010 is 0.000000</text:p>
      <text:p text:style-name="P9">11</text:p>
      <text:p text:style-name="P9">101</text:p>
      <text:p text:style-name="P9">1010</text:p>
      <text:p text:style-name="P9">&gt; Tests second program</text:p>
      <text:p text:style-name="P9">Derivative is 0.544786</text:p>
      <text:p text:style-name="P9">Derivative is -0.844157</text:p>
      <text:p text:style-name="P9">result is 101</text:p>
      <text:p text:style-name="P9">result is 1010</text:p>
      <text:p text:style-name="P9">Derivative is 0.544760</text:p>
      <text:p text:style-name="P9">Derivative is -0.841456</text:p>
      <text:p text:style-name="P9"><text:soft-page-break/>result is 10</text:p>
      <text:p text:style-name="P9">result is 21</text:p>
      <text:p text:style-name="P27"/>
      <text:p text:style-name="P24"><text:span text:style-name="T3">Выво</text:span><text:span text:style-name="T5">д</text:span></text:p>
      <text:p text:style-name="P31"><text:span text:style-name="T1">В данной лабораторной работе я познакомился с принципами создания и использования динамических библиотек, реализовал две программы которые используют 2 разных подхода к использованию функций динамической библиотеки: подключение библиотеки на этапе линковки или подключение библиотеки в рантайме, с помощью системных вызовов. Работа с библиотеками является очень важным навыком, необходимым программисту.</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ru" fo:country="RU" style:letter-kerning="fals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F" style:font-family-generic-asian="system" style:font-pitch-asian="variable" style:font-size-asian="11pt" style:language-asian="ru" style:country-asian="RU"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language-asian="ru" style:country-asian="RU" style:font-name-complex="F"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F"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1T18:06:00</meta:creation-date>
    <meta:initial-creator>sindchess@gmail.com</meta:initial-creator>
    <dc:language>en-US</dc:language>
    <dc:date>2023-01-07T00:07:30.167934825</dc:date>
    <meta:editing-cycles>61</meta:editing-cycles>
    <meta:editing-duration>PT11H44M54S</meta:editing-duration>
    <meta:generator>LibreOffice/7.4.2.3$Linux_X86_64 LibreOffice_project/40$Build-3</meta:generator>
    <meta:document-statistic meta:table-count="0" meta:image-count="0" meta:object-count="0" meta:page-count="9" meta:paragraph-count="203" meta:word-count="1023" meta:character-count="8181" meta:non-whitespace-character-count="64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